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3cm" fo:min-width="0.829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6cm"/>
    </style:style>
    <style:style style:name="gr15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05cm" svg:stroke-color="#000000" draw:fill="none" draw:fill-color="#ffffff" fo:min-height="1.3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fo:min-height="0.396cm"/>
    </style:style>
    <style:style style:name="gr21" style:family="graphic" style:parent-style-name="standard">
      <style:graphic-properties draw:stroke="none" svg:stroke-color="#000000" draw:fill="none" draw:fill-color="#ffffff" fo:min-height="1.5cm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cm" svg:stroke-color="#000000" draw:fill="none" draw:fill-color="#ffffff" fo:min-height="0.344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fill="none" draw:fill-color="#ffffff" fo:min-height="0.343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316cm"/>
    </style:style>
    <style:style style:name="gr26" style:family="graphic" style:parent-style-name="standard">
      <style:graphic-properties draw:stroke="none" svg:stroke-color="#000000" draw:fill="none" draw:fill-color="#ffffff" fo:min-height="1.2cm"/>
    </style:style>
    <style:style style:name="gr27" style:family="graphic" style:parent-style-name="standard">
      <style:graphic-properties svg:stroke-width="0cm" svg:stroke-color="#000000" draw:marker-start-width="0.125cm" draw:marker-end-width="0.125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25cm" fo:min-width="1.776cm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fill="none" draw:textarea-horizontal-align="center" draw:textarea-vertical-align="middle"/>
    </style:style>
    <style:style style:name="gr33" style:family="graphic" style:parent-style-name="standard">
      <style:graphic-properties svg:stroke-width="0cm" svg:stroke-color="#ffffff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objectwithoutfill">
      <style:graphic-properties svg:stroke-width="0cm" svg:stroke-color="#000000" draw:marker-start-width="0.05cm" draw:marker-end-width="0.05cm" draw:fill="solid" draw:fill-color="#9900ff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width="0.05cm" svg:stroke-color="#000000" draw:fill="none" draw:fill-color="#ffffff" fo:min-height="0.232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cm" svg:stroke-color="#000000" draw:fill="none" draw:fill-color="#ffffff" fo:min-height="1.066cm" fo:padding-top="0.15cm" fo:padding-bottom="0.15cm" fo:padding-left="0.275cm" fo:padding-right="0.275cm"/>
    </style:style>
    <style:style style:name="gr3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1.3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0.9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0.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7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8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1.5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2.7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778cm"/>
    </style:style>
    <style:style style:name="gr46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66"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color="#111111" fo:font-size="9pt" style:font-size-asian="9pt" style:font-size-complex="9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666666" fo:font-size="10pt" style:font-size-asian="10pt" style:font-size-complex="10pt"/>
    </style:style>
    <style:style style:name="P11" style:family="paragraph">
      <style:paragraph-properties fo:text-align="start"/>
      <style:text-properties fo:color="#000000" fo:font-size="10pt" style:font-size-asian="10pt" style:font-size-complex="10pt"/>
    </style:style>
    <style:style style:name="P12" style:family="paragraph">
      <style:text-properties fo:color="#666666" fo:font-size="10pt" style:font-size-asian="10pt" style:font-size-complex="10pt"/>
    </style:style>
    <style:style style:name="P13" style:family="paragraph">
      <style:text-properties fo:color="#666666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text-properties fo:font-size="10pt" style:text-underline-style="none" style:font-size-asian="10pt" style:font-size-complex="10pt"/>
    </style:style>
    <style:style style:name="P18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20" style:family="paragraph">
      <style:paragraph-properties fo:text-align="start"/>
      <style:text-properties fo:color="#000000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111111" fo:font-size="9pt" style:font-size-asian="9pt" style:font-size-complex="9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666666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none" style:font-size-asian="10pt" style:font-size-complex="10pt"/>
    </style:style>
    <style:style style:name="T15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5cm" svg:height="13.8cm" svg:x="1.4cm" svg:y="3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.418cm" svg:y1="4.6cm" svg:x2="16.418cm" svg:y2="4.6cm">
              <text:p/>
            </draw:line>
            <draw:g>
              <draw:custom-shape draw:style-name="gr3" draw:text-style-name="P1" draw:layer="layout" svg:width="1.9cm" svg:height="0.5cm" svg:x="14.118cm" svg:y="3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14.718cm" svg:y1="4.3cm" svg:x2="14.718cm" svg:y2="3.8cm">
                <text:p/>
              </draw:line>
              <draw:line draw:style-name="gr2" draw:text-style-name="P1" draw:layer="layout" svg:x1="15.418cm" svg:y1="4.3cm" svg:x2="15.418cm" svg:y2="3.8cm">
                <text:p/>
              </draw:line>
            </draw:g>
            <draw:line draw:style-name="gr4" draw:text-style-name="P1" draw:layer="layout" svg:x1="15.518cm" svg:y1="3.9cm" svg:x2="15.918cm" svg:y2="4.2cm">
              <text:p/>
            </draw:line>
            <draw:line draw:style-name="gr4" draw:text-style-name="P1" draw:layer="layout" svg:x1="15.518cm" svg:y1="4.2cm" svg:x2="15.918cm" svg:y2="3.9cm">
              <text:p/>
            </draw:line>
            <draw:line draw:style-name="gr5" draw:text-style-name="P1" draw:layer="layout" svg:x1="14.218cm" svg:y1="4.2cm" svg:x2="14.618cm" svg:y2="4.2cm">
              <text:p/>
            </draw:line>
            <draw:custom-shape draw:style-name="gr6" draw:text-style-name="P1" draw:layer="layout" svg:width="0.5cm" svg:height="0.3cm" svg:x="14.818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" draw:layer="layout" svg:width="9.1cm" svg:height="0.7cm" svg:x="1.618cm" svg:y="3.9cm">
              <draw:text-box>
                <text:p><text:span text:style-name="T1">Adding a New Product Interface</text:span></text:p>
              </draw:text-box>
            </draw:frame>
          </draw:g>
          <draw:custom-shape draw:style-name="gr8" draw:text-style-name="P3" draw:layer="layout" svg:width="7cm" svg:height="0.6cm" svg:x="8.618cm" svg:y="7.05cm">
            <text:p text:style-name="P1"><text:span text:style-name="T2">Product 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5.6cm" svg:height="0.6cm" svg:x="1.918cm" svg:y="7.3cm">
            <text:p text:style-name="P4"><text:span text:style-name="T2">Price £0.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7cm" svg:height="4.5cm" svg:x="8.618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3.1cm" svg:height="0.4cm" svg:x="8.618cm" svg:y="12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1.9cm" svg:height="0.4cm" svg:x="11.818cm" svg:y="12.65cm">
            <text:p text:style-name="P1"><text:span text:style-name="T3">Browse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.5cm" svg:height="0.4cm" svg:x="14.018cm" svg:y="12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7" draw:layer="layout" svg:width="1.514cm" svg:height="0.607cm" svg:x="14.004cm" svg:y="12.55cm">
            <draw:text-box>
              <text:p><text:span text:style-name="T4">Upload</text:span></text:p>
            </draw:text-box>
          </draw:frame>
          <draw:frame draw:style-name="gr13" draw:text-style-name="P8" draw:layer="layout" svg:width="1.7cm" svg:height="1.05cm" draw:transform="rotate (1.59313654122042) translate (5.168cm 9.45cm)">
            <draw:text-box>
              <text:p><text:span text:style-name="T5">v</text:span></text:p>
            </draw:text-box>
          </draw:frame>
          <draw:frame draw:style-name="gr14" draw:text-style-name="P9" draw:layer="layout" svg:width="2.8cm" svg:height="0.85cm" svg:x="3.118cm" svg:y="8.75cm">
            <draw:text-box>
              <text:p><text:span text:style-name="T6">500</text:span></text:p>
            </draw:text-box>
          </draw:frame>
          <draw:g>
            <draw:custom-shape draw:style-name="gr15" draw:text-style-name="P5" draw:layer="layout" svg:width="5.6cm" svg:height="0.6cm" svg:x="1.918cm" svg:y="8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" draw:text-style-name="P1" draw:layer="layout" svg:x1="2.418cm" svg:y1="8.7cm" svg:x2="2.418cm" svg:y2="9.3cm">
              <text:p/>
            </draw:line>
            <draw:line draw:style-name="gr16" draw:text-style-name="P1" draw:layer="layout" svg:x1="5.318cm" svg:y1="8.7cm" svg:x2="5.318cm" svg:y2="9.3cm">
              <text:p/>
            </draw:line>
            <draw:line draw:style-name="gr17" draw:text-style-name="P1" draw:layer="layout" svg:x1="5.918cm" svg:y1="8.65cm" svg:x2="5.918cm" svg:y2="9.25cm">
              <text:p/>
            </draw:line>
          </draw:g>
          <draw:custom-shape draw:style-name="gr18" draw:text-style-name="P10" draw:layer="layout" svg:width="2.2cm" svg:height="0.6cm" svg:x="1.918cm" svg:y="10.35cm">
            <text:p text:style-name="P4"><text:span text:style-name="T7">Categ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5.6cm" svg:height="0.6cm" svg:x="1.918cm" svg:y="11.65cm">
            <text:p text:style-name="P4"><text:span text:style-name="T8">Loc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layout" svg:width="5.6cm" svg:height="0.6cm" svg:x="1.918cm" svg:y="12.85cm">
            <text:p text:style-name="P4"><text:span text:style-name="T8">Locatio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" draw:layer="layout" svg:x1="4.118cm" svg:y1="11.65cm" svg:x2="4.118cm" svg:y2="12.25cm">
            <text:p/>
          </draw:line>
          <draw:frame draw:style-name="gr19" draw:text-style-name="P12" draw:layer="layout" svg:width="3.2cm" svg:height="1.6cm" svg:x="5.118cm" svg:y="11.65cm">
            <draw:text-box>
              <text:p><text:span text:style-name="T7">Stock</text:span></text:p>
            </draw:text-box>
          </draw:frame>
          <draw:frame draw:style-name="gr19" draw:text-style-name="P12" draw:layer="layout" svg:width="3.2cm" svg:height="1.6cm" svg:x="5.118cm" svg:y="12.85cm">
            <draw:text-box>
              <text:p><text:span text:style-name="T7">Stock</text:span></text:p>
            </draw:text-box>
          </draw:frame>
          <draw:line draw:style-name="gr17" draw:text-style-name="P1" draw:layer="layout" svg:x1="4.118cm" svg:y1="12.85cm" svg:x2="4.118cm" svg:y2="13.45cm">
            <text:p/>
          </draw:line>
          <draw:frame draw:style-name="gr20" draw:layer="layout" svg:width="0.976cm" svg:height="0.646cm" svg:x="6.318cm" svg:y="8.804cm">
            <draw:text-box>
              <text:p><text:span text:style-name="T1">ml.</text:span></text:p>
            </draw:text-box>
          </draw:frame>
          <draw:frame draw:style-name="gr21" draw:text-style-name="P13" draw:layer="layout" svg:width="3.4cm" svg:height="1.75cm" svg:x="10.918cm" svg:y="9.45cm">
            <draw:text-box>
              <text:p><text:span text:style-name="T9">Image</text:span></text:p>
            </draw:text-box>
          </draw:frame>
          <draw:custom-shape draw:style-name="gr22" draw:text-style-name="P1" draw:layer="layout" svg:width="13.056cm" svg:height="0.489cm" svg:x="2.318cm" svg:y="14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6" draw:text-style-name="P1" draw:layer="layout" svg:x1="1.406cm" svg:y1="5.198cm" svg:x2="16.406cm" svg:y2="5.198cm">
              <text:p/>
            </draw:line>
            <draw:frame draw:style-name="gr23" draw:text-style-name="P14" draw:layer="layout" svg:width="4cm" svg:height="0.733cm" svg:x="1.706cm" svg:y="4.565cm">
              <draw:text-box>
                <text:p><text:span text:style-name="T10">Product</text:span></text:p>
              </draw:text-box>
            </draw:frame>
            <draw:line draw:style-name="gr16" draw:text-style-name="P1" draw:layer="layout" svg:x1="3.806cm" svg:y1="4.598cm" svg:x2="3.806cm" svg:y2="5.198cm">
              <text:p/>
            </draw:line>
            <draw:line draw:style-name="gr16" draw:text-style-name="P1" draw:layer="layout" svg:x1="5.906cm" svg:y1="4.598cm" svg:x2="5.906cm" svg:y2="5.198cm">
              <text:p/>
            </draw:line>
            <draw:frame draw:style-name="gr24" draw:text-style-name="P14" draw:layer="layout" svg:width="4cm" svg:height="0.733cm" svg:x="4.106cm" svg:y="4.566cm">
              <draw:text-box>
                <text:p><text:span text:style-name="T10">Stock</text:span></text:p>
              </draw:text-box>
            </draw:frame>
            <draw:line draw:style-name="gr16" draw:text-style-name="P1" draw:layer="layout" svg:x1="8.206cm" svg:y1="4.598cm" svg:x2="8.206cm" svg:y2="5.198cm">
              <text:p/>
            </draw:line>
            <draw:frame draw:style-name="gr24" draw:text-style-name="P14" draw:layer="layout" svg:width="4cm" svg:height="0.733cm" svg:x="6.206cm" svg:y="4.567cm">
              <draw:text-box>
                <text:p><text:span text:style-name="T10">Order</text:span></text:p>
              </draw:text-box>
            </draw:frame>
            <draw:line draw:style-name="gr16" draw:text-style-name="P1" draw:layer="layout" svg:x1="10.906cm" svg:y1="4.598cm" svg:x2="10.906cm" svg:y2="5.198cm">
              <text:p/>
            </draw:line>
            <draw:frame draw:style-name="gr24" draw:text-style-name="P14" draw:layer="layout" svg:width="4cm" svg:height="0.733cm" svg:x="8.406cm" svg:y="4.568cm">
              <draw:text-box>
                <text:p><text:span text:style-name="T10">Employee</text:span></text:p>
              </draw:text-box>
            </draw:frame>
            <draw:line draw:style-name="gr16" draw:text-style-name="P1" draw:layer="layout" svg:x1="13.706cm" svg:y1="4.598cm" svg:x2="13.706cm" svg:y2="5.198cm">
              <text:p/>
            </draw:line>
            <draw:frame draw:style-name="gr24" draw:text-style-name="P14" draw:layer="layout" svg:width="4cm" svg:height="0.733cm" svg:x="11.306cm" svg:y="4.568cm">
              <draw:text-box>
                <text:p><text:span text:style-name="T10">Member</text:span></text:p>
              </draw:text-box>
            </draw:frame>
            <draw:frame draw:style-name="gr23" draw:text-style-name="P14" draw:layer="layout" svg:width="4cm" svg:height="0.733cm" svg:x="14.106cm" svg:y="4.571cm">
              <draw:text-box>
                <text:p><text:span text:style-name="T10">Help</text:span></text:p>
              </draw:text-box>
            </draw:frame>
          </draw:g>
          <draw:frame draw:style-name="gr25" draw:text-style-name="P2" draw:layer="layout" svg:width="12.512cm" svg:height="0.645cm" svg:x="7.706cm" svg:y="14.355cm">
            <draw:text-box>
              <text:p><text:span text:style-name="T1">Add Product</text:span></text:p>
            </draw:text-box>
          </draw:frame>
          <draw:custom-shape draw:style-name="gr15" draw:text-style-name="P10" draw:layer="layout" svg:width="2cm" svg:height="0.6cm" svg:x="4.118cm" svg:y="10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2cm" svg:height="0.6cm" svg:x="5.718cm" svg:y="10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0.4cm" svg:height="0.6cm" svg:x="7.318cm" svg:y="10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1.7cm" svg:height="1.05cm" draw:transform="rotate (0.0223402144255274) translate (5.495cm 10.238cm)">
            <draw:text-box>
              <text:p><text:span text:style-name="T5">v</text:span></text:p>
            </draw:text-box>
          </draw:frame>
          <draw:frame draw:style-name="gr13" draw:text-style-name="P8" draw:layer="layout" svg:width="1.7cm" svg:height="1.05cm" draw:transform="rotate (0.0223402144255274) translate (7.095cm 10.25cm)">
            <draw:text-box>
              <text:p><text:span text:style-name="T5">v</text:span></text:p>
            </draw:text-box>
          </draw:frame>
          <draw:frame draw:style-name="gr14" draw:text-style-name="P9" draw:layer="layout" svg:width="1.9cm" svg:height="0.85cm" svg:x="4.218cm" svg:y="10.35cm">
            <draw:text-box>
              <text:p><text:span text:style-name="T6">Dog</text:span></text:p>
            </draw:text-box>
          </draw:frame>
          <draw:frame draw:style-name="gr14" draw:text-style-name="P9" draw:layer="layout" svg:width="1.9cm" svg:height="0.85cm" svg:x="6.018cm" svg:y="10.35cm">
            <draw:text-box>
              <text:p><text:span text:style-name="T6">Food</text:span></text:p>
            </draw:text-box>
          </draw:frame>
          <draw:frame draw:style-name="gr26" draw:text-style-name="P15" draw:layer="layout" svg:width="8.3cm" svg:height="1.45cm" svg:x="6.518cm" svg:y="5.6cm">
            <draw:text-box>
              <text:p><text:span text:style-name="T11">Add Product</text:span></text:p>
            </draw:text-box>
          </draw:frame>
        </draw:g>
        <draw:custom-shape draw:style-name="gr27" draw:text-style-name="P1" draw:layer="layout" svg:width="3.2cm" svg:height="1.4cm" svg:x="10.918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6" draw:layer="layout" svg:width="3.05cm" svg:height="0.619cm" svg:x="11.089cm" svg:y="5.25cm">
          <draw:text-box>
            <text:p><text:span text:style-name="T12">Add a New Member</text:span></text:p>
          </draw:text-box>
        </draw:frame>
        <draw:line draw:style-name="gr29" draw:text-style-name="P1" draw:layer="layout" svg:x1="10.939cm" svg:y1="5.921cm" svg:x2="13.618cm" svg:y2="5.9cm">
          <text:p/>
        </draw:line>
        <draw:frame draw:style-name="gr30" draw:text-style-name="P16" draw:layer="layout" svg:width="3.05cm" svg:height="0.8cm" svg:x="11.139cm" svg:y="6cm">
          <draw:text-box>
            <text:p><text:span text:style-name="T12">Remove a Member</text:span></text:p>
          </draw:text-box>
        </draw:frame>
        <draw:line draw:style-name="gr31" draw:text-style-name="P1" draw:layer="layout" svg:x1="11.239cm" svg:y1="5.221cm" svg:x2="11.239cm" svg:y2="6.621cm">
          <text:p/>
        </draw:line>
        <draw:polygon draw:style-name="gr32" draw:text-style-name="P1" draw:layer="layout" svg:width="0cm" svg:height="0.249cm" svg:x="11.064cm" svg:y="5.469cm" svg:viewBox="0 0 0 250" draw:points="0,0 0,250">
          <text:p/>
        </draw:polygon>
        <draw:polygon draw:style-name="gr32" draw:text-style-name="P1" draw:layer="layout" svg:width="0.249cm" svg:height="0.001cm" svg:x="10.939cm" svg:y="5.593cm" svg:viewBox="0 0 250 2" draw:points="250,2 0,0">
          <text:p/>
        </draw:polygon>
        <draw:polygon draw:style-name="gr32" draw:text-style-name="P1" draw:layer="layout" svg:width="0.249cm" svg:height="0.001cm" svg:x="10.939cm" svg:y="6.293cm" svg:viewBox="0 0 250 2" draw:points="250,2 0,0">
          <text:p/>
        </draw:polygon>
        <draw:g>
          <draw:custom-shape draw:style-name="gr33" draw:text-style-name="P1" draw:layer="layout" svg:width="0.602cm" svg:height="0.046cm" draw:transform="skewX (-0.0218166156499292) rotate (-1.26641090524709) translate (13.734cm 5.5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" draw:layer="layout" svg:x1="13.618cm" svg:y1="5.469cm" svg:x2="13.618cm" svg:y2="6.028cm">
            <text:p/>
          </draw:line>
          <draw:line draw:style-name="gr34" draw:text-style-name="P1" draw:layer="layout" svg:x1="13.618cm" svg:y1="5.469cm" svg:x2="14.048cm" svg:y2="5.899cm">
            <text:p/>
          </draw:line>
          <draw:line draw:style-name="gr34" draw:text-style-name="P1" draw:layer="layout" svg:x1="13.833cm" svg:y1="5.899cm" svg:x2="14.048cm" svg:y2="5.899cm">
            <text:p/>
          </draw:line>
          <draw:line draw:style-name="gr34" draw:text-style-name="P1" draw:layer="layout" svg:x1="13.618cm" svg:y1="6.029cm" svg:x2="13.79cm" svg:y2="5.899cm">
            <text:p/>
          </draw:line>
          <draw:line draw:style-name="gr34" draw:text-style-name="P1" draw:layer="layout" svg:x1="13.79cm" svg:y1="5.899cm" svg:x2="13.876cm" svg:y2="6.2cm">
            <text:p/>
          </draw:line>
          <draw:line draw:style-name="gr34" draw:text-style-name="P1" draw:layer="layout" svg:x1="13.833cm" svg:y1="5.899cm" svg:x2="13.919cm" svg:y2="6.157cm">
            <text:p/>
          </draw:line>
          <draw:line draw:style-name="gr34" draw:text-style-name="P1" draw:layer="layout" svg:x1="13.876cm" svg:y1="6.2cm" svg:x2="13.919cm" svg:y2="6.157cm">
            <text:p/>
          </draw:line>
          <draw:custom-shape draw:style-name="gr33" draw:text-style-name="P1" draw:layer="layout" svg:width="0.367cm" svg:height="0.382cm" svg:x="13.634cm" svg:y="5.499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g>
          <draw:custom-shape draw:style-name="gr1" draw:text-style-name="P1" draw:layer="layout" svg:width="11.386cm" svg:height="10.475cm" svg:x="17.118cm" svg:y="4.8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132cm" svg:y1="5.432cm" svg:x2="28.518cm" svg:y2="5.432cm">
            <text:p/>
          </draw:line>
          <draw:g>
            <draw:custom-shape draw:style-name="gr3" draw:text-style-name="P1" draw:layer="layout" svg:width="1.442cm" svg:height="0.379cm" svg:x="26.772cm" svg:y="4.82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7.228cm" svg:y1="5.205cm" svg:x2="27.228cm" svg:y2="4.825cm">
              <text:p/>
            </draw:line>
            <draw:line draw:style-name="gr2" draw:text-style-name="P1" draw:layer="layout" svg:x1="27.759cm" svg:y1="5.205cm" svg:x2="27.759cm" svg:y2="4.825cm">
              <text:p/>
            </draw:line>
          </draw:g>
          <draw:line draw:style-name="gr4" draw:text-style-name="P1" draw:layer="layout" svg:x1="27.835cm" svg:y1="4.9cm" svg:x2="28.139cm" svg:y2="5.128cm">
            <text:p/>
          </draw:line>
          <draw:line draw:style-name="gr4" draw:text-style-name="P1" draw:layer="layout" svg:x1="27.835cm" svg:y1="5.128cm" svg:x2="28.139cm" svg:y2="4.9cm">
            <text:p/>
          </draw:line>
          <draw:line draw:style-name="gr5" draw:text-style-name="P1" draw:layer="layout" svg:x1="26.848cm" svg:y1="5.128cm" svg:x2="27.152cm" svg:y2="5.128cm">
            <text:p/>
          </draw:line>
          <draw:custom-shape draw:style-name="gr6" draw:text-style-name="P1" draw:layer="layout" svg:width="0.38cm" svg:height="0.228cm" svg:x="27.303cm" svg:y="4.9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7" draw:layer="layout" svg:width="6.908cm" svg:height="1.089cm" svg:x="17.283cm" svg:y="4.9cm">
            <draw:text-box>
              <text:p><text:span text:style-name="T13">Adding A New Members Account</text:span><text:span text:style-name="T14"> Interface</text:span></text:p>
            </draw:text-box>
          </draw:frame>
        </draw:g>
        <draw:custom-shape draw:style-name="gr8" draw:text-style-name="P5" draw:layer="layout" svg:width="4.251cm" svg:height="0.38cm" svg:x="19.257cm" svg:y="7.405cm">
          <text:p text:style-name="P4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51cm" svg:height="0.38cm" svg:x="23.736cm" svg:y="7.405cm">
          <text:p text:style-name="P4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14cm" svg:height="0.38cm" svg:x="21.523cm" svg:y="8.644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9.185cm" svg:height="1.366cm" svg:x="19.257cm" svg:y="6.343cm">
          <draw:text-box>
            <text:p><text:span text:style-name="T15">Adding A New Members Account</text:span></text:p>
          </draw:text-box>
        </draw:frame>
        <draw:custom-shape draw:style-name="gr37" draw:text-style-name="P19" draw:layer="layout" svg:width="5.238cm" svg:height="0.608cm" svg:x="20.168cm" svg:y="14.237cm">
          <text:p text:style-name="P1"><text:span text:style-name="T16">Add Member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1.442cm" svg:height="0.38cm" svg:x="17.587cm" svg:y="7.405cm">
          <text:p text:style-name="P4"><text:span text:style-name="T17">Mr.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0.379cm" svg:height="0.38cm" svg:x="18.65cm" svg:y="7.405cm">
          <text:p/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2.394cm" svg:height="0.725cm" svg:x="19.22cm" svg:y="8.468cm">
          <draw:text-box>
            <text:p><text:span text:style-name="T6">Postcode:</text:span></text:p>
          </draw:text-box>
        </draw:frame>
        <draw:custom-shape draw:style-name="gr8" draw:text-style-name="P5" draw:layer="layout" svg:width="5.314cm" svg:height="0.38cm" svg:x="21.542cm" svg:y="9.252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1.963cm" svg:height="0.725cm" svg:x="19.642cm" svg:y="9.076cm">
          <draw:text-box>
            <text:p><text:span text:style-name="T6">County:</text:span></text:p>
          </draw:text-box>
        </draw:frame>
        <draw:custom-shape draw:style-name="gr8" draw:text-style-name="P5" draw:layer="layout" svg:width="5.314cm" svg:height="0.38cm" svg:x="21.542cm" svg:y="9.859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1.344cm" svg:height="0.725cm" svg:x="20.098cm" svg:y="9.683cm">
          <draw:text-box>
            <text:p><text:span text:style-name="T6">City:</text:span></text:p>
          </draw:text-box>
        </draw:frame>
        <draw:custom-shape draw:style-name="gr8" draw:text-style-name="P5" draw:layer="layout" svg:width="5.314cm" svg:height="0.379cm" svg:x="21.542cm" svg:y="10.467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611cm" svg:height="0.725cm" svg:x="19.946cm" svg:y="10.291cm">
          <draw:text-box>
            <text:p><text:span text:style-name="T6">Town:</text:span></text:p>
          </draw:text-box>
        </draw:frame>
        <draw:custom-shape draw:style-name="gr8" draw:text-style-name="P5" draw:layer="layout" svg:width="5.314cm" svg:height="0.379cm" svg:x="21.542cm" svg:y="11.074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1.755cm" svg:height="0.725cm" svg:x="19.77cm" svg:y="10.898cm">
          <draw:text-box>
            <text:p><text:span text:style-name="T6">Street:</text:span></text:p>
          </draw:text-box>
        </draw:frame>
        <draw:custom-shape draw:style-name="gr8" draw:text-style-name="P5" draw:layer="layout" svg:width="5.314cm" svg:height="0.38cm" svg:x="21.542cm" svg:y="11.757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46cm" svg:height="0.725cm" svg:x="18.911cm" svg:y="11.581cm">
          <draw:text-box>
            <text:p><text:span text:style-name="T6">House No. :</text:span></text:p>
          </draw:text-box>
        </draw:frame>
        <draw:custom-shape draw:style-name="gr8" draw:text-style-name="P5" draw:layer="layout" svg:width="5.314cm" svg:height="0.38cm" svg:x="21.542cm" svg:y="12.364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4.219cm" svg:height="0.725cm" svg:x="17.472cm" svg:y="12.188cm">
          <draw:text-box>
            <text:p><text:span text:style-name="T6">Telephone Number:</text:span></text:p>
          </draw:text-box>
        </draw:frame>
        <draw:custom-shape draw:style-name="gr8" draw:text-style-name="P5" draw:layer="layout" svg:width="5.314cm" svg:height="0.379cm" svg:x="21.542cm" svg:y="13.048cm">
          <text:p text:style-name="P4"><text:span text:style-name="T2">Postcod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683cm" svg:height="0.725cm" svg:x="19.97cm" svg:y="12.872cm">
          <draw:text-box>
            <text:p><text:span text:style-name="T6">Email:</text:span></text:p>
          </draw:text-box>
        </draw:frame>
        <draw:line draw:style-name="gr46" draw:text-style-name="P1" draw:layer="layout" svg:x1="13.8cm" svg:y1="5.4cm" svg:x2="21.01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5-01-13T14:34:50.751000000</dc:date>
    <meta:editing-duration>PT2H6M58S</meta:editing-duration>
    <meta:editing-cycles>17</meta:editing-cycles>
    <meta:generator>LibreOffice/4.2.5.2$Windows_x86 LibreOffice_project/61cb170a04bb1f12e77c884eab9192be736ec5f5</meta:generator>
    <meta:document-statistic meta:object-count="112"/>
  </office:meta>
</office:document-meta>
</file>